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nsolas" fo:font-size="8pt" style:font-size-asian="8pt" style:font-size-complex="8pt" fo:language="en" fo:country="US"/>
    </style:style>
    <style:style style:name="P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" style:parent-style-name="Normal" style:family="paragraph">
      <style:paragraph-properties fo:margin-bottom="0in" fo:line-height="100%"/>
    </style:style>
    <style:style style:name="T10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1" style:parent-style-name="Fonteparág.padrão" style:family="text">
      <style:text-properties style:font-name="Consolas" fo:font-size="8pt" style:font-size-asian="8pt" style:font-size-complex="8pt"/>
    </style:style>
    <style:style style:name="P12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3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4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5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6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7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8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19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0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1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2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3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4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5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6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7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8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29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0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1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2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3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4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5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6" style:parent-style-name="Normal" style:family="paragraph">
      <style:paragraph-properties fo:margin-bottom="0in" fo:line-height="100%"/>
      <style:text-properties style:font-name="Consolas" fo:font-size="8pt" style:font-size-asian="8pt" style:font-size-complex="8pt"/>
    </style:style>
    <style:style style:name="P3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3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3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3" style:parent-style-name="Normal" style:family="paragraph">
      <style:paragraph-properties fo:margin-bottom="0in" fo:line-height="100%"/>
    </style:style>
    <style:style style:name="T44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45" style:parent-style-name="Fonteparág.padrão" style:family="text">
      <style:text-properties style:font-name="Consolas" fo:font-size="8pt" style:font-size-asian="8pt" style:font-size-complex="8pt"/>
    </style:style>
    <style:style style:name="P4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48" style:parent-style-name="Normal" style:family="paragraph">
      <style:paragraph-properties fo:margin-bottom="0in" fo:line-height="100%"/>
    </style:style>
    <style:style style:name="T49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50" style:parent-style-name="Fonteparág.padrão" style:family="text">
      <style:text-properties style:font-name="Consolas" fo:font-size="8pt" style:font-size-asian="8pt" style:font-size-complex="8pt"/>
    </style:style>
    <style:style style:name="P5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5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53" style:parent-style-name="Normal" style:family="paragraph">
      <style:paragraph-properties fo:margin-bottom="0in" fo:line-height="100%"/>
    </style:style>
    <style:style style:name="T54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55" style:parent-style-name="Fonteparág.padrão" style:family="text">
      <style:text-properties style:font-name="Consolas" fo:font-size="8pt" style:font-size-asian="8pt" style:font-size-complex="8pt"/>
    </style:style>
    <style:style style:name="P5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5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5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59" style:parent-style-name="Normal" style:family="paragraph">
      <style:paragraph-properties fo:margin-bottom="0in" fo:line-height="100%"/>
    </style:style>
    <style:style style:name="T60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61" style:parent-style-name="Fonteparág.padrão" style:family="text">
      <style:text-properties style:font-name="Consolas" fo:font-size="8pt" style:font-size-asian="8pt" style:font-size-complex="8pt"/>
    </style:style>
    <style:style style:name="P6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6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64" style:parent-style-name="Normal" style:family="paragraph">
      <style:paragraph-properties fo:margin-bottom="0in" fo:line-height="100%"/>
    </style:style>
    <style:style style:name="T65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66" style:parent-style-name="Fonteparág.padrão" style:family="text">
      <style:text-properties style:font-name="Consolas" fo:font-size="8pt" style:font-size-asian="8pt" style:font-size-complex="8pt"/>
    </style:style>
    <style:style style:name="P6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6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69" style:parent-style-name="Normal" style:family="paragraph">
      <style:paragraph-properties fo:margin-bottom="0in" fo:line-height="100%"/>
    </style:style>
    <style:style style:name="T70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71" style:parent-style-name="Fonteparág.padrão" style:family="text">
      <style:text-properties style:font-name="Consolas" fo:font-size="8pt" style:font-size-asian="8pt" style:font-size-complex="8pt"/>
    </style:style>
    <style:style style:name="P7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78" style:parent-style-name="Normal" style:family="paragraph">
      <style:paragraph-properties fo:margin-bottom="0in" fo:line-height="100%"/>
    </style:style>
    <style:style style:name="T79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80" style:parent-style-name="Fonteparág.padrão" style:family="text">
      <style:text-properties style:font-name="Consolas" fo:font-size="8pt" style:font-size-asian="8pt" style:font-size-complex="8pt"/>
    </style:style>
    <style:style style:name="P8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87" style:parent-style-name="Normal" style:family="paragraph">
      <style:paragraph-properties fo:margin-bottom="0in" fo:line-height="100%"/>
    </style:style>
    <style:style style:name="T88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89" style:parent-style-name="Fonteparág.padrão" style:family="text">
      <style:text-properties style:font-name="Consolas" fo:font-size="8pt" style:font-size-asian="8pt" style:font-size-complex="8pt"/>
    </style:style>
    <style:style style:name="P9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4" style:parent-style-name="Normal" style:family="paragraph">
      <style:paragraph-properties fo:margin-bottom="0in" fo:line-height="100%"/>
    </style:style>
    <style:style style:name="T95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96" style:parent-style-name="Fonteparág.padrão" style:family="text">
      <style:text-properties style:font-name="Consolas" fo:font-size="8pt" style:font-size-asian="8pt" style:font-size-complex="8pt"/>
    </style:style>
    <style:style style:name="P9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9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3" style:parent-style-name="Normal" style:family="paragraph">
      <style:paragraph-properties fo:margin-bottom="0in" fo:line-height="100%"/>
    </style:style>
    <style:style style:name="T104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05" style:parent-style-name="Fonteparág.padrão" style:family="text">
      <style:text-properties style:font-name="Consolas" fo:font-size="8pt" style:font-size-asian="8pt" style:font-size-complex="8pt"/>
    </style:style>
    <style:style style:name="P10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0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1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2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2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22" style:parent-style-name="Normal" style:family="paragraph">
      <style:paragraph-properties fo:margin-bottom="0in" fo:line-height="100%"/>
    </style:style>
    <style:style style:name="T123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24" style:parent-style-name="Fonteparág.padrão" style:family="text">
      <style:text-properties style:font-name="Consolas" fo:font-size="8pt" style:font-size-asian="8pt" style:font-size-complex="8pt"/>
    </style:style>
    <style:style style:name="P12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2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27" style:parent-style-name="Normal" style:family="paragraph">
      <style:paragraph-properties fo:margin-bottom="0in" fo:line-height="100%"/>
    </style:style>
    <style:style style:name="T128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29" style:parent-style-name="Fonteparág.padrão" style:family="text">
      <style:text-properties style:font-name="Consolas" fo:font-size="8pt" style:font-size-asian="8pt" style:font-size-complex="8pt"/>
    </style:style>
    <style:style style:name="P13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3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2" style:parent-style-name="Normal" style:family="paragraph">
      <style:paragraph-properties fo:margin-bottom="0in" fo:line-height="100%"/>
    </style:style>
    <style:style style:name="T143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44" style:parent-style-name="Fonteparág.padrão" style:family="text">
      <style:text-properties style:font-name="Consolas" fo:font-size="8pt" style:font-size-asian="8pt" style:font-size-complex="8pt"/>
    </style:style>
    <style:style style:name="P14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4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5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3" style:parent-style-name="Normal" style:family="paragraph">
      <style:paragraph-properties fo:margin-bottom="0in" fo:line-height="100%"/>
    </style:style>
    <style:style style:name="T164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65" style:parent-style-name="Fonteparág.padrão" style:family="text">
      <style:text-properties style:font-name="Consolas" fo:font-size="8pt" style:font-size-asian="8pt" style:font-size-complex="8pt"/>
    </style:style>
    <style:style style:name="P16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6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2" style:parent-style-name="Normal" style:family="paragraph">
      <style:paragraph-properties fo:margin-bottom="0in" fo:line-height="100%"/>
    </style:style>
    <style:style style:name="T173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74" style:parent-style-name="Fonteparág.padrão" style:family="text">
      <style:text-properties style:font-name="Consolas" fo:font-size="8pt" style:font-size-asian="8pt" style:font-size-complex="8pt"/>
    </style:style>
    <style:style style:name="P17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7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3" style:parent-style-name="Normal" style:family="paragraph">
      <style:paragraph-properties fo:margin-bottom="0in" fo:line-height="100%"/>
    </style:style>
    <style:style style:name="T184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85" style:parent-style-name="Fonteparág.padrão" style:family="text">
      <style:text-properties style:font-name="Consolas" fo:font-size="8pt" style:font-size-asian="8pt" style:font-size-complex="8pt"/>
    </style:style>
    <style:style style:name="P18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8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0" style:parent-style-name="Normal" style:family="paragraph">
      <style:paragraph-properties fo:margin-bottom="0in" fo:line-height="100%"/>
    </style:style>
    <style:style style:name="T191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192" style:parent-style-name="Fonteparág.padrão" style:family="text">
      <style:text-properties style:font-name="Consolas" fo:font-size="8pt" style:font-size-asian="8pt" style:font-size-complex="8pt"/>
    </style:style>
    <style:style style:name="P19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19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0" style:parent-style-name="Normal" style:family="paragraph">
      <style:paragraph-properties fo:margin-bottom="0in" fo:line-height="100%"/>
    </style:style>
    <style:style style:name="T201" style:parent-style-name="Fonteparág.padrão" style:family="text">
      <style:text-properties style:font-name="Consolas" fo:font-size="8pt" style:font-size-asian="8pt" style:font-size-complex="8pt" fo:language="en" fo:country="US"/>
    </style:style>
    <style:style style:name="T202" style:parent-style-name="Fonteparág.padrão" style:family="text">
      <style:text-properties style:font-name="Consolas" fo:font-size="8pt" style:font-size-asian="8pt" style:font-size-complex="8pt"/>
    </style:style>
    <style:style style:name="P20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6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7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8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09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10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11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12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13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14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  <style:style style:name="P215" style:parent-style-name="Normal" style:family="paragraph">
      <style:paragraph-properties fo:margin-bottom="0in" fo:line-height="100%"/>
      <style:text-properties style:font-name="Consolas" fo:font-size="8pt" style:font-size-asian="8pt" style:font-size-complex="8pt" fo:language="en" fo:country="US"/>
    </style:style>
  </office:automatic-styles>
  <office:body>
    <office:text text:use-soft-page-breaks="true">
      <text:p text:style-name="P1">Vt = {<text:s/></text:p>
      <text:p text:style-name="P2"><text:s text:c="4"/>program define not variable is natural real char boolean execute set get</text:p>
      <text:p text:style-name="P3"><text:s text:c="4"/>to</text:p>
      <text:p text:style-name="P4"><text:s text:c="4"/>put</text:p>
      <text:p text:style-name="P5"><text:s text:c="4"/>loop</text:p>
      <text:p text:style-name="P6"><text:s text:c="4"/>while</text:p>
      <text:p text:style-name="P7"><text:s text:c="4"/>do</text:p>
      <text:p text:style-name="P8"><text:s text:c="4"/>true</text:p>
      <text:p text:style-name="P9"><text:span text:style-name="T10"><text:s text:c="4"/></text:span><text:span text:style-name="T11">false</text:span></text:p>
      <text:p text:style-name="P12"><text:s text:c="4"/>{</text:p>
      <text:p text:style-name="P13"><text:s text:c="4"/>}</text:p>
      <text:p text:style-name="P14"><text:s text:c="4"/>[</text:p>
      <text:p text:style-name="P15"><text:s text:c="4"/>]</text:p>
      <text:p text:style-name="P16"><text:s text:c="4"/>,</text:p>
      <text:p text:style-name="P17"><text:s text:c="4"/>+</text:p>
      <text:p text:style-name="P18"><text:s text:c="4"/>-</text:p>
      <text:p text:style-name="P19"><text:s text:c="4"/>*</text:p>
      <text:p text:style-name="P20"><text:s text:c="4"/>/</text:p>
      <text:p text:style-name="P21"><text:s text:c="4"/>**</text:p>
      <text:p text:style-name="P22"><text:s text:c="4"/>%</text:p>
      <text:p text:style-name="P23"><text:s text:c="4"/>%%</text:p>
      <text:p text:style-name="P24"><text:s text:c="4"/>==</text:p>
      <text:p text:style-name="P25"><text:s text:c="4"/>!=</text:p>
      <text:p text:style-name="P26"><text:s text:c="4"/>&lt;</text:p>
      <text:p text:style-name="P27"><text:s text:c="4"/>&gt;</text:p>
      <text:p text:style-name="P28"><text:s text:c="4"/>&lt;=</text:p>
      <text:p text:style-name="P29"><text:s text:c="4"/>&gt;=</text:p>
      <text:p text:style-name="P30"><text:s text:c="4"/>&amp;</text:p>
      <text:p text:style-name="P31"><text:s text:c="4"/>|</text:p>
      <text:p text:style-name="P32"><text:s text:c="4"/>!</text:p>
      <text:p text:style-name="P33"><text:s text:c="4"/>(</text:p>
      <text:p text:style-name="P34"><text:s text:c="4"/>)</text:p>
      <text:p text:style-name="P35"><text:s text:c="4"/>.</text:p>
      <text:p text:style-name="P36">}</text:p>
      <text:p text:style-name="P37"/>
      <text:p text:style-name="P38"/>
      <text:p text:style-name="P39"/>
      <text:p text:style-name="P40">&lt;program&gt; <text:s text:c="17"/>::= &lt;header-sel&gt; program { &lt;define&gt; &lt;execute&gt; } &lt;identifier-sel&gt;</text:p>
      <text:p text:style-name="P41"/>
      <text:p text:style-name="P42">&lt;header-sel&gt; <text:s text:c="14"/>::= &lt;header&gt;</text:p>
      <text:p text:style-name="P43"><text:span text:style-name="T44"><text:s text:c="28"/>| <text:s/></text:span><text:span text:style-name="T45">ε</text:span></text:p>
      <text:p text:style-name="P46"/>
      <text:p text:style-name="P47">&lt;identifier-sel&gt; <text:s text:c="10"/>::= &lt;identifier&gt;</text:p>
      <text:p text:style-name="P48"><text:span text:style-name="T49"><text:s text:c="28"/>| <text:s/></text:span><text:span text:style-name="T50">ε</text:span></text:p>
      <text:p text:style-name="P51"/>
      <text:p text:style-name="P52">&lt;define&gt; <text:s text:c="18"/>::= define { &lt;variable-block&gt; }</text:p>
      <text:p text:style-name="P53"><text:span text:style-name="T54"><text:s text:c="28"/>| <text:s/></text:span><text:span text:style-name="T55">ε</text:span></text:p>
      <text:p text:style-name="P56"/>
      <text:p text:style-name="P57">&lt;variable-block&gt; <text:s text:c="10"/>::= &lt;not-variable&gt; &lt;variable-sel-1&gt;</text:p>
      <text:p text:style-name="P58"><text:s text:c="28"/>| <text:s/>&lt;variable&gt; &lt;variable-sel-2&gt;</text:p>
      <text:p text:style-name="P59"><text:span text:style-name="T60"><text:s text:c="28"/>| <text:s/></text:span><text:span text:style-name="T61">ε</text:span></text:p>
      <text:p text:style-name="P62"/>
      <text:p text:style-name="P63">&lt;variable-sel-1&gt; <text:s text:c="10"/>::= &lt;variable&gt;</text:p>
      <text:p text:style-name="P64"><text:span text:style-name="T65"><text:s text:c="28"/>| <text:s/></text:span><text:span text:style-name="T66">ε</text:span></text:p>
      <text:p text:style-name="P67"/>
      <text:p text:style-name="P68">&lt;variable-sel-2&gt; <text:s text:c="10"/>::= &lt;not-variable&gt;</text:p>
      <text:p text:style-name="P69"><text:span text:style-name="T70"><text:s text:c="28"/>| <text:s/></text:span><text:span text:style-name="T71">ε</text:span></text:p>
      <text:p text:style-name="P72"/>
      <text:p text:style-name="P73">&lt;execute&gt; <text:s text:c="17"/>::= execute &lt;command-block&gt;</text:p>
      <text:p text:style-name="P74"/>
      <text:p text:style-name="P75">&lt;not-variable&gt; <text:s text:c="12"/>::= not variable &lt;not-variable-decl&gt; &lt;not-variable-sel&gt;</text:p>
      <text:p text:style-name="P76"/>
      <text:p text:style-name="P77">&lt;not-variable-sel&gt; <text:s text:c="8"/>::= &lt;not-variable-decl&gt; &lt;not-variable-sel&gt;</text:p>
      <text:p text:style-name="P78"><text:span text:style-name="T79"><text:s text:c="28"/>| <text:s/></text:span><text:span text:style-name="T80">ε</text:span></text:p>
      <text:p text:style-name="P81"/>
      <text:p text:style-name="P82">&lt;not-variable-decl&gt; <text:s text:c="7"/>::= &lt;type&gt; is &lt;identifier-list-value&gt; .</text:p>
      <text:p text:style-name="P83"/>
      <text:p text:style-name="P84">&lt;identifier-list-value&gt; <text:s text:c="3"/>::= &lt;identifier&gt; &lt;value&gt; &lt;identifier-list-value-1&gt;</text:p>
      <text:p text:style-name="P85"/>
      <text:p text:style-name="P86">&lt;identifier-list-value-1&gt; <text:s/>::= , &lt;identifier-list-value&gt;</text:p>
      <text:p text:style-name="P87"><text:span text:style-name="T88"><text:s text:c="28"/>| <text:s/></text:span><text:span text:style-name="T89">ε</text:span></text:p>
      <text:p text:style-name="P90"/>
      <text:p text:style-name="P91">&lt;variable&gt; <text:s text:c="16"/>::= variable &lt;variable-decl&gt; &lt;variable-sel&gt;</text:p>
      <text:p text:style-name="P92"/>
      <text:soft-page-break/>
      <text:p text:style-name="P93">&lt;variable-sel&gt; <text:s text:c="12"/>::= &lt;variable-decl&gt; &lt;variable-sel&gt;</text:p>
      <text:p text:style-name="P94"><text:span text:style-name="T95"><text:s text:c="28"/>| <text:s/></text:span><text:span text:style-name="T96">ε</text:span></text:p>
      <text:p text:style-name="P97"/>
      <text:p text:style-name="P98">&lt;variable-decl&gt; <text:s text:c="11"/>::= &lt;type&gt; is &lt;identifier-list&gt; .</text:p>
      <text:p text:style-name="P99"/>
      <text:p text:style-name="P100">&lt;identifier-list&gt; <text:s text:c="9"/>::= &lt;identifier&gt; &lt;index&gt; &lt;identifier-list-1&gt;</text:p>
      <text:p text:style-name="P101"/>
      <text:p text:style-name="P102">&lt;identifier-list-1&gt; <text:s text:c="7"/>::= , <text:s/>&lt;identifier-list&gt;</text:p>
      <text:p text:style-name="P103"><text:span text:style-name="T104"><text:s text:c="28"/>| <text:s/></text:span><text:span text:style-name="T105">ε</text:span></text:p>
      <text:p text:style-name="P106"/>
      <text:p text:style-name="P107">&lt;set&gt; <text:s text:c="21"/>::= set &lt;expression&gt; to &lt;identifier-list&gt;</text:p>
      <text:p text:style-name="P108"/>
      <text:p text:style-name="P109">&lt;get&gt; <text:s text:c="21"/>::= get { &lt;identifier-list&gt; }</text:p>
      <text:p text:style-name="P110"/>
      <text:p text:style-name="P111">&lt;put&gt; <text:s text:c="21"/>::= put { &lt;put-list&gt; }</text:p>
      <text:p text:style-name="P112"/>
      <text:p text:style-name="P113">&lt;put-list&gt; <text:s text:c="16"/>::= &lt;identifier-list&gt;</text:p>
      <text:p text:style-name="P114"><text:s text:c="28"/>| <text:s/>&lt;value&gt;</text:p>
      <text:p text:style-name="P115"/>
      <text:p text:style-name="P116">&lt;verify&gt; <text:s text:c="18"/>::= verify &lt;expression&gt; is &lt;false-true-sel&gt;</text:p>
      <text:p text:style-name="P117"/>
      <text:p text:style-name="P118">&lt;false-true-sel&gt; <text:s text:c="10"/>::= &lt;true-block&gt; &lt;false-true-sel-1&gt;</text:p>
      <text:p text:style-name="P119"><text:s text:c="28"/>| <text:s/>&lt;false-block&gt; &lt;false-true-sel-2&gt;</text:p>
      <text:p text:style-name="P120"/>
      <text:p text:style-name="P121">&lt;false-true-sel-1&gt; <text:s text:c="8"/>::= &lt;false-block&gt;</text:p>
      <text:p text:style-name="P122"><text:span text:style-name="T123"><text:s text:c="28"/>| <text:s/></text:span><text:span text:style-name="T124">ε</text:span></text:p>
      <text:p text:style-name="P125"/>
      <text:p text:style-name="P126">&lt;false-true-sel-2&gt; <text:s text:c="8"/>::= &lt;true-block&gt;</text:p>
      <text:p text:style-name="P127"><text:span text:style-name="T128"><text:s text:c="28"/>| <text:s/></text:span><text:span text:style-name="T129">ε</text:span></text:p>
      <text:p text:style-name="P130"/>
      <text:p text:style-name="P131">&lt;true-block&gt; <text:s text:c="14"/>::= true &lt;command-block&gt;</text:p>
      <text:p text:style-name="P132"/>
      <text:p text:style-name="P133">&lt;false-block&gt; <text:s text:c="13"/>::= false &lt;command-block&gt;</text:p>
      <text:p text:style-name="P134"/>
      <text:p text:style-name="P135">&lt;loop&gt; <text:s text:c="20"/>::= loop &lt;command-block&gt; while &lt;expression&gt; is true</text:p>
      <text:p text:style-name="P136"/>
      <text:p text:style-name="P137">&lt;while&gt; <text:s text:c="19"/>::= while &lt;expression&gt; is true do &lt;command-block&gt;</text:p>
      <text:p text:style-name="P138"/>
      <text:p text:style-name="P139">&lt;command-block&gt; <text:s text:c="11"/>::= { &lt;command&gt; &lt;command-list&gt; }</text:p>
      <text:p text:style-name="P140"/>
      <text:p text:style-name="P141">&lt;command-list&gt; <text:s text:c="12"/>::= &lt;command&gt; &lt;command-list&gt;</text:p>
      <text:p text:style-name="P142"><text:span text:style-name="T143"><text:s text:c="28"/>| <text:s/></text:span><text:span text:style-name="T144">ε</text:span></text:p>
      <text:p text:style-name="P145"/>
      <text:p text:style-name="P146">&lt;command&gt; <text:s text:c="17"/>::= &lt;command-sel&gt; .</text:p>
      <text:p text:style-name="P147"/>
      <text:p text:style-name="P148">&lt;command-sel&gt; <text:s text:c="13"/>::= &lt;set&gt;</text:p>
      <text:p text:style-name="P149"><text:s text:c="28"/>| <text:s/>&lt;get&gt;</text:p>
      <text:p text:style-name="P150"><text:s text:c="28"/>| <text:s/>&lt;put&gt;</text:p>
      <text:p text:style-name="P151"><text:s text:c="28"/>| <text:s/>&lt;verify&gt;</text:p>
      <text:p text:style-name="P152"><text:s text:c="28"/>| <text:s/>&lt;loop&gt;</text:p>
      <text:p text:style-name="P153"><text:s text:c="28"/>| <text:s/>&lt;while&gt;</text:p>
      <text:p text:style-name="P154"/>
      <text:p text:style-name="P155">&lt;expression&gt; <text:s text:c="14"/>::= &lt;expr-arith-logical&gt; &lt;expression-sel&gt;</text:p>
      <text:p text:style-name="P156"/>
      <text:p text:style-name="P157">&lt;expression-sel&gt; <text:s text:c="10"/>::= == &lt;expr-arith-logical&gt;</text:p>
      <text:p text:style-name="P158"><text:s text:c="28"/>| <text:s/>!= &lt;expr-arith-logical&gt;</text:p>
      <text:p text:style-name="P159"><text:s text:c="28"/>| <text:s/>&lt; &lt;expr-arith-logical&gt;</text:p>
      <text:p text:style-name="P160"><text:s text:c="28"/>| <text:s/>&gt; &lt;expr-arith-logical&gt;</text:p>
      <text:p text:style-name="P161"><text:s text:c="28"/>| <text:s/>&lt;= &lt;expr-arith-logical&gt;</text:p>
      <text:p text:style-name="P162"><text:s text:c="28"/>| <text:s/>&gt;= &lt;expr-arith-logical&gt;</text:p>
      <text:p text:style-name="P163"><text:span text:style-name="T164"><text:s text:c="28"/>| <text:s/></text:span><text:span text:style-name="T165">ε</text:span></text:p>
      <text:p text:style-name="P166"/>
      <text:p text:style-name="P167">&lt;expr-arith-logical&gt; <text:s text:c="6"/>::= &lt;term2&gt; &lt;less-priority&gt;</text:p>
      <text:p text:style-name="P168"/>
      <text:p text:style-name="P169">&lt;less-priority&gt; <text:s text:c="11"/>::= + &lt;term2&gt; &lt;less-priority&gt;</text:p>
      <text:p text:style-name="P170"><text:s text:c="28"/>| <text:s/>- &lt;term2&gt; &lt;less-priority&gt;</text:p>
      <text:p text:style-name="P171"><text:s text:c="28"/>| <text:s/>| &lt;term2&gt; &lt;less-priority&gt;</text:p>
      <text:p text:style-name="P172"><text:span text:style-name="T173"><text:s text:c="28"/>| <text:s/></text:span><text:span text:style-name="T174">ε</text:span></text:p>
      <text:p text:style-name="P175"/>
      <text:p text:style-name="P176">&lt;term2&gt; <text:s text:c="19"/>::= &lt;term1&gt; &lt;mid-priority&gt;</text:p>
      <text:p text:style-name="P177"/>
      <text:p text:style-name="P178">&lt;mid-priority&gt; <text:s text:c="12"/>::= * &lt;term1&gt; &lt;mid-priority&gt;</text:p>
      <text:p text:style-name="P179"><text:s text:c="28"/>| <text:s/>/ &lt;term1&gt; &lt;mid-priority&gt;</text:p>
      <text:p text:style-name="P180"><text:s text:c="28"/>| <text:s/>% &lt;term1&gt; &lt;mid-priority&gt;</text:p>
      <text:soft-page-break/>
      <text:p text:style-name="P181"><text:s text:c="28"/>| <text:s/>%% &lt;term1&gt; &lt;mid-priority&gt;</text:p>
      <text:p text:style-name="P182"><text:s text:c="28"/>| <text:s/>&amp; &lt;term1&gt; &lt;mid-priority&gt;</text:p>
      <text:p text:style-name="P183"><text:span text:style-name="T184"><text:s text:c="28"/>| <text:s/></text:span><text:span text:style-name="T185">ε</text:span></text:p>
      <text:p text:style-name="P186"/>
      <text:p text:style-name="P187">&lt;term1&gt; <text:s text:c="19"/>::= &lt;element&gt; &lt;great-priority&gt;</text:p>
      <text:p text:style-name="P188"/>
      <text:p text:style-name="P189">&lt;great-priority&gt; <text:s text:c="10"/>::= ** &lt;element&gt; &lt;great-priority&gt;</text:p>
      <text:p text:style-name="P190"><text:span text:style-name="T191"><text:s text:c="28"/>| <text:s/></text:span><text:span text:style-name="T192">ε</text:span></text:p>
      <text:p text:style-name="P193"/>
      <text:p text:style-name="P194">&lt;element&gt; <text:s text:c="17"/>::= &lt;identifier&gt; &lt;index&gt;</text:p>
      <text:p text:style-name="P195"><text:s text:c="28"/>| <text:s/>&lt;value&gt;</text:p>
      <text:p text:style-name="P196"><text:s text:c="28"/>| <text:s/>( &lt;expression&gt; )</text:p>
      <text:p text:style-name="P197"><text:s text:c="28"/>| <text:s/>! ( &lt;expression&gt; )</text:p>
      <text:p text:style-name="P198"/>
      <text:p text:style-name="P199">&lt;index&gt; <text:s text:c="19"/>::= [ &lt;natural&gt; ]</text:p>
      <text:p text:style-name="P200"><text:span text:style-name="T201"><text:s text:c="28"/>| <text:s/></text:span><text:span text:style-name="T202">ε</text:span></text:p>
      <text:p text:style-name="P203"/>
      <text:p text:style-name="P204">&lt;value&gt; <text:s text:c="19"/>::= &lt;natural&gt;</text:p>
      <text:p text:style-name="P205"><text:s text:c="28"/>| <text:s/>&lt;real&gt;</text:p>
      <text:p text:style-name="P206"><text:s text:c="28"/>| <text:s/>&lt;char&gt;</text:p>
      <text:p text:style-name="P207"><text:s text:c="28"/>| <text:s/>&lt;boolean&gt;</text:p>
      <text:p text:style-name="P208"/>
      <text:p text:style-name="P209">&lt;type&gt; <text:s text:c="20"/>::= &lt;natural-type&gt;</text:p>
      <text:p text:style-name="P210"><text:s text:c="28"/>| <text:s/>&lt;real-type&gt;</text:p>
      <text:p text:style-name="P211"><text:s text:c="28"/>| <text:s/>&lt;char-type&gt;</text:p>
      <text:p text:style-name="P212"><text:s text:c="28"/>| <text:s/>&lt;boolean-type&gt;</text:p>
      <text:p text:style-name="P213"/>
      <text:p text:style-name="P214"/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Eduardo de Borba Machado</meta:initial-creator>
    <dc:creator>Carlos Eduardo de Borba Machado</dc:creator>
    <meta:creation-date>2021-05-09T14:48:00Z</meta:creation-date>
    <dc:date>2021-05-09T15:03:00Z</dc:date>
    <meta:template xlink:href="Normal.dotm" xlink:type="simple"/>
    <meta:editing-cycles>1</meta:editing-cycles>
    <meta:editing-duration>PT900S</meta:editing-duration>
    <meta:document-statistic meta:page-count="3" meta:paragraph-count="9" meta:word-count="775" meta:character-count="4956" meta:row-count="34" meta:non-whitespace-character-count="4190"/>
  </office:meta>
</office:document-meta>
</file>